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adlocks og deadlockhåndtering</text:h>
      <text:p text:style-name="Text_20_body">Deadlock-begrebet</text:p>
      <text:p text:style-name="Text_20_body">Løsningsstrategier og algoritmer</text:p>
      <text:p text:style-name="Text_20_body">Priority inversion: problem og løsninger</text:p>
      <text:p text:style-name="Text_20_body">Livelock og starvation (husk: Sultne 'soff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1:30.27</meta:creation-date>
    <dc:date>2011-06-03T19:19:30.23</dc:date>
    <meta:editing-duration>PT2M34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18" meta:character-count="165"/>
  </office:meta>
</office:document-meta>
</file>